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3pt" style:font-size-asian="3pt" style:font-size-complex="3pt"/>
    </style:style>
    <style:style style:name="P3" style:family="paragraph" style:parent-style-name="Standard">
      <style:text-properties fo:font-size="3pt" style:font-size-asian="2.59999990463257pt" style:font-size-complex="3pt"/>
    </style:style>
    <style:style style:name="P4" style:family="paragraph" style:parent-style-name="Standard"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pt" style:font-size-asian="3pt" style:font-size-complex="3pt"/>
    </style:style>
    <style:style style:name="fr1" style:family="graphic" style:parent-style-name="Label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9" text:anchor-type="as-char" svg:width="0.7cm" svg:height="0.7cm" draw:z-index="0"><draw:text-box><text:p text:style-name="P3"/><text:p text:style-name="P2">quickdev</text:p><text:p text:style-name="P4">001</text:p><text:p text:style-name="P2"><text:s text:c="5"/>ok</text:p></draw:text-box></draw:frame><draw:frame draw:style-name="fr1" draw:name="Rahmen10" text:anchor-type="as-char" svg:width="0.7cm" svg:height="0.7cm" draw:z-index="1"><draw:text-box><text:p text:style-name="P3"/><text:p text:style-name="P2">quickdev</text:p><text:p text:style-name="P4">002</text:p><text:p text:style-name="P2"><text:s text:c="5"/>ok</text:p></draw:text-box></draw:frame><draw:frame draw:style-name="fr1" draw:name="Rahmen11" text:anchor-type="as-char" svg:width="0.7cm" svg:height="0.7cm" draw:z-index="2"><draw:text-box><text:p text:style-name="P3"/><text:p text:style-name="P2">quickdev</text:p><text:p text:style-name="P4">003</text:p><text:p text:style-name="P2"><text:s text:c="5"/>ok</text:p></draw:text-box></draw:frame><draw:frame draw:style-name="fr1" draw:name="Rahmen12" text:anchor-type="as-char" svg:width="0.7cm" svg:height="0.7cm" draw:z-index="3"><draw:text-box><text:p text:style-name="P3"/><text:p text:style-name="P2">quickdev</text:p><text:p text:style-name="P4">004</text:p><text:p text:style-name="P2"><text:s text:c="5"/>ok</text:p></draw:text-box></draw:frame><draw:frame draw:style-name="fr1" draw:name="Rahmen13" text:anchor-type="as-char" svg:width="0.7cm" svg:height="0.7cm" draw:z-index="4"><draw:text-box><text:p text:style-name="P3"/><text:p text:style-name="P2">quickdev</text:p><text:p text:style-name="P4">005</text:p><text:p text:style-name="P2"><text:s text:c="5"/>ok</text:p><text:p text:style-name="P1"><text:span text:style-name="T2"><text:s text:c="5"/>ok</text:span>05</text:p></draw:text-box></draw:frame><draw:frame draw:style-name="fr1" draw:name="Rahmen14" text:anchor-type="as-char" svg:width="0.7cm" svg:height="0.7cm" draw:z-index="5"><draw:text-box><text:p text:style-name="P3"/><text:p text:style-name="P2">quickdev</text:p><text:p text:style-name="P4">006</text:p><text:p text:style-name="P2"><text:s text:c="5"/>ok</text:p></draw:text-box></draw:frame><draw:frame draw:style-name="fr1" draw:name="Rahmen15" text:anchor-type="as-char" svg:width="0.7cm" svg:height="0.7cm" draw:z-index="6"><draw:text-box><text:p text:style-name="P3"/><text:p text:style-name="P2">quickdev</text:p><text:p text:style-name="P4">007</text:p><text:p text:style-name="P2"><text:s text:c="5"/>ok</text:p></draw:text-box></draw:frame><draw:frame draw:style-name="fr1" draw:name="Rahmen16" text:anchor-type="as-char" svg:width="0.7cm" svg:height="0.7cm" draw:z-index="7"><draw:text-box><text:p text:style-name="P3"/><text:p text:style-name="P2">quickdev</text:p><text:p text:style-name="P4">008</text:p><text:p text:style-name="P2"><text:s text:c="5"/>ok</text:p></draw:text-box></draw:frame></text:p>
      <text:p text:style-name="Standard"><draw:frame draw:style-name="fr1" draw:name="Rahmen81" text:anchor-type="as-char" svg:width="0.7cm" svg:height="0.7cm" draw:z-index="8"><draw:text-box><text:p text:style-name="P3"/><text:p text:style-name="P2">quickdev</text:p><text:p text:style-name="P4">009</text:p><text:p text:style-name="P2"><text:s text:c="5"/>ok</text:p></draw:text-box></draw:frame><draw:frame draw:style-name="fr1" draw:name="Rahmen82" text:anchor-type="as-char" svg:width="0.7cm" svg:height="0.7cm" draw:z-index="9"><draw:text-box><text:p text:style-name="P3"/><text:p text:style-name="P2">quickdev</text:p><text:p text:style-name="P4">010</text:p><text:p text:style-name="P2"><text:s text:c="5"/>ok</text:p></draw:text-box></draw:frame><draw:frame draw:style-name="fr1" draw:name="Rahmen83" text:anchor-type="as-char" svg:width="0.7cm" svg:height="0.7cm" draw:z-index="10"><draw:text-box><text:p text:style-name="P3"/><text:p text:style-name="P2">quickdev</text:p><text:p text:style-name="P4">011</text:p><text:p text:style-name="P2"><text:s text:c="5"/>ok</text:p></draw:text-box></draw:frame><draw:frame draw:style-name="fr1" draw:name="Rahmen84" text:anchor-type="as-char" svg:width="0.7cm" svg:height="0.7cm" draw:z-index="11"><draw:text-box><text:p text:style-name="P3"/><text:p text:style-name="P2">quickdev</text:p><text:p text:style-name="P4">012</text:p><text:p text:style-name="P2"><text:s text:c="5"/>ok</text:p></draw:text-box></draw:frame><draw:frame draw:style-name="fr1" draw:name="Rahmen85" text:anchor-type="as-char" svg:width="0.7cm" svg:height="0.7cm" draw:z-index="12"><draw:text-box><text:p text:style-name="P3"/><text:p text:style-name="P2">quickdev</text:p><text:p text:style-name="P4">013</text:p><text:p text:style-name="P2"><text:s text:c="5"/>ok</text:p><text:p text:style-name="P1"><text:span text:style-name="T2"><text:s text:c="5"/>ok</text:span>05</text:p></draw:text-box></draw:frame><draw:frame draw:style-name="fr1" draw:name="Rahmen86" text:anchor-type="as-char" svg:width="0.7cm" svg:height="0.7cm" draw:z-index="13"><draw:text-box><text:p text:style-name="P3"/><text:p text:style-name="P2">quickdev</text:p><text:p text:style-name="P4">014</text:p><text:p text:style-name="P2"><text:s text:c="5"/>ok</text:p></draw:text-box></draw:frame><draw:frame draw:style-name="fr1" draw:name="Rahmen87" text:anchor-type="as-char" svg:width="0.7cm" svg:height="0.7cm" draw:z-index="14"><draw:text-box><text:p text:style-name="P3"/><text:p text:style-name="P2">quickdev</text:p><text:p text:style-name="P4">015</text:p><text:p text:style-name="P2"><text:s text:c="5"/>ok</text:p></draw:text-box></draw:frame><draw:frame draw:style-name="fr1" draw:name="Rahmen88" text:anchor-type="as-char" svg:width="0.7cm" svg:height="0.7cm" draw:z-index="15"><draw:text-box><text:p text:style-name="P3"/><text:p text:style-name="P2">quickdev</text:p><text:p text:style-name="P4">016</text:p><text:p text:style-name="P2"><text:s text:c="5"/>ok</text:p></draw:text-box></draw:frame></text:p>
      <text:p text:style-name="Standard"><draw:frame draw:style-name="fr1" draw:name="Rahmen89" text:anchor-type="as-char" svg:width="0.7cm" svg:height="0.7cm" draw:z-index="16"><draw:text-box><text:p text:style-name="P3"/><text:p text:style-name="P2">quickdev</text:p><text:p text:style-name="P4">017</text:p><text:p text:style-name="P2"><text:s text:c="5"/>ok</text:p></draw:text-box></draw:frame><draw:frame draw:style-name="fr1" draw:name="Rahmen90" text:anchor-type="as-char" svg:width="0.7cm" svg:height="0.7cm" draw:z-index="17"><draw:text-box><text:p text:style-name="P3"/><text:p text:style-name="P2">quickdev</text:p><text:p text:style-name="P4">018</text:p><text:p text:style-name="P2"><text:s text:c="5"/>ok</text:p></draw:text-box></draw:frame><draw:frame draw:style-name="fr1" draw:name="Rahmen91" text:anchor-type="as-char" svg:width="0.7cm" svg:height="0.7cm" draw:z-index="18"><draw:text-box><text:p text:style-name="P3"/><text:p text:style-name="P2">quickdev</text:p><text:p text:style-name="P4">019</text:p><text:p text:style-name="P2"><text:s text:c="5"/>ok</text:p></draw:text-box></draw:frame><draw:frame draw:style-name="fr1" draw:name="Rahmen92" text:anchor-type="as-char" svg:width="0.7cm" svg:height="0.7cm" draw:z-index="19"><draw:text-box><text:p text:style-name="P3"/><text:p text:style-name="P2">quickdev</text:p><text:p text:style-name="P4">020</text:p><text:p text:style-name="P2"><text:s text:c="5"/>ok</text:p></draw:text-box></draw:frame><draw:frame draw:style-name="fr1" draw:name="Rahmen93" text:anchor-type="as-char" svg:width="0.7cm" svg:height="0.7cm" draw:z-index="20"><draw:text-box><text:p text:style-name="P3"/><text:p text:style-name="P2">quickdev</text:p><text:p text:style-name="P4">021</text:p><text:p text:style-name="P2"><text:s text:c="5"/>ok</text:p><text:p text:style-name="P1"><text:span text:style-name="T2"><text:s text:c="5"/>ok</text:span>05</text:p></draw:text-box></draw:frame><draw:frame draw:style-name="fr1" draw:name="Rahmen94" text:anchor-type="as-char" svg:width="0.7cm" svg:height="0.7cm" draw:z-index="21"><draw:text-box><text:p text:style-name="P3"/><text:p text:style-name="P2">quickdev</text:p><text:p text:style-name="P4">022</text:p><text:p text:style-name="P2"><text:s text:c="5"/>ok</text:p></draw:text-box></draw:frame><draw:frame draw:style-name="fr1" draw:name="Rahmen95" text:anchor-type="as-char" svg:width="0.7cm" svg:height="0.7cm" draw:z-index="22"><draw:text-box><text:p text:style-name="P3"/><text:p text:style-name="P2">quickdev</text:p><text:p text:style-name="P4">023</text:p><text:p text:style-name="P2"><text:s text:c="5"/>ok</text:p></draw:text-box></draw:frame><draw:frame draw:style-name="fr1" draw:name="Rahmen96" text:anchor-type="as-char" svg:width="0.7cm" svg:height="0.7cm" draw:z-index="23"><draw:text-box><text:p text:style-name="P3"/><text:p text:style-name="P2">quickdev</text:p><text:p text:style-name="P4">024</text:p><text:p text:style-name="P2"><text:s text:c="5"/>ok</text:p></draw:text-box></draw:frame></text:p>
      <text:p text:style-name="Standard"><draw:frame draw:style-name="fr1" draw:name="Rahmen97" text:anchor-type="as-char" svg:width="0.7cm" svg:height="0.7cm" draw:z-index="24"><draw:text-box><text:p text:style-name="P3"/><text:p text:style-name="P2">quickdev</text:p><text:p text:style-name="P4">025</text:p><text:p text:style-name="P2"><text:s text:c="5"/>ok</text:p></draw:text-box></draw:frame><draw:frame draw:style-name="fr1" draw:name="Rahmen98" text:anchor-type="as-char" svg:width="0.7cm" svg:height="0.7cm" draw:z-index="25"><draw:text-box><text:p text:style-name="P3"/><text:p text:style-name="P2">quickdev</text:p><text:p text:style-name="P4">026</text:p><text:p text:style-name="P2"><text:s text:c="5"/>ok</text:p></draw:text-box></draw:frame><draw:frame draw:style-name="fr1" draw:name="Rahmen99" text:anchor-type="as-char" svg:width="0.7cm" svg:height="0.7cm" draw:z-index="26"><draw:text-box><text:p text:style-name="P3"/><text:p text:style-name="P2">quickdev</text:p><text:p text:style-name="P4">027</text:p><text:p text:style-name="P2"><text:s text:c="5"/>ok</text:p></draw:text-box></draw:frame><draw:frame draw:style-name="fr1" draw:name="Rahmen100" text:anchor-type="as-char" svg:width="0.7cm" svg:height="0.7cm" draw:z-index="27"><draw:text-box><text:p text:style-name="P3"/><text:p text:style-name="P2">quickdev</text:p><text:p text:style-name="P4">028</text:p><text:p text:style-name="P2"><text:s text:c="5"/>ok</text:p></draw:text-box></draw:frame><draw:frame draw:style-name="fr1" draw:name="Rahmen101" text:anchor-type="as-char" svg:width="0.7cm" svg:height="0.7cm" draw:z-index="28"><draw:text-box><text:p text:style-name="P3"/><text:p text:style-name="P2">quickdev</text:p><text:p text:style-name="P4">029</text:p><text:p text:style-name="P2"><text:s text:c="5"/>ok</text:p><text:p text:style-name="P1"><text:span text:style-name="T2"><text:s text:c="5"/>ok</text:span>05</text:p></draw:text-box></draw:frame><draw:frame draw:style-name="fr1" draw:name="Rahmen102" text:anchor-type="as-char" svg:width="0.7cm" svg:height="0.7cm" draw:z-index="29"><draw:text-box><text:p text:style-name="P3"/><text:p text:style-name="P2">quickdev</text:p><text:p text:style-name="P4">030</text:p><text:p text:style-name="P2"><text:s text:c="5"/>ok</text:p></draw:text-box></draw:frame><draw:frame draw:style-name="fr1" draw:name="Rahmen103" text:anchor-type="as-char" svg:width="0.7cm" svg:height="0.7cm" draw:z-index="30"><draw:text-box><text:p text:style-name="P3"/><text:p text:style-name="P2">quickdev</text:p><text:p text:style-name="P4">031</text:p><text:p text:style-name="P2"><text:s text:c="5"/>ok</text:p></draw:text-box></draw:frame><draw:frame draw:style-name="fr1" draw:name="Rahmen104" text:anchor-type="as-char" svg:width="0.7cm" svg:height="0.7cm" draw:z-index="31"><draw:text-box><text:p text:style-name="P3"/><text:p text:style-name="P2">quickdev</text:p><text:p text:style-name="P4">032</text:p><text:p text:style-name="P2"><text:s text:c="5"/>ok</text:p></draw:text-box></draw:frame></text:p>
      <text:p text:style-name="Standard"><draw:frame draw:style-name="fr1" draw:name="Rahmen105" text:anchor-type="as-char" svg:width="0.7cm" svg:height="0.7cm" draw:z-index="32"><draw:text-box><text:p text:style-name="P3"/><text:p text:style-name="P2">quickdev</text:p><text:p text:style-name="P4">033</text:p><text:p text:style-name="P2"><text:s text:c="5"/>ok</text:p></draw:text-box></draw:frame><draw:frame draw:style-name="fr1" draw:name="Rahmen106" text:anchor-type="as-char" svg:width="0.7cm" svg:height="0.7cm" draw:z-index="33"><draw:text-box><text:p text:style-name="P3"/><text:p text:style-name="P2">quickdev</text:p><text:p text:style-name="P4">034</text:p><text:p text:style-name="P2"><text:s text:c="5"/>ok</text:p></draw:text-box></draw:frame><draw:frame draw:style-name="fr1" draw:name="Rahmen107" text:anchor-type="as-char" svg:width="0.7cm" svg:height="0.7cm" draw:z-index="34"><draw:text-box><text:p text:style-name="P3"/><text:p text:style-name="P2">quickdev</text:p><text:p text:style-name="P4">035</text:p><text:p text:style-name="P2"><text:s text:c="5"/>ok</text:p></draw:text-box></draw:frame><draw:frame draw:style-name="fr1" draw:name="Rahmen108" text:anchor-type="as-char" svg:width="0.7cm" svg:height="0.7cm" draw:z-index="35"><draw:text-box><text:p text:style-name="P3"/><text:p text:style-name="P2">quickdev</text:p><text:p text:style-name="P4">036</text:p><text:p text:style-name="P2"><text:s text:c="5"/>ok</text:p></draw:text-box></draw:frame><draw:frame draw:style-name="fr1" draw:name="Rahmen109" text:anchor-type="as-char" svg:width="0.7cm" svg:height="0.7cm" draw:z-index="36"><draw:text-box><text:p text:style-name="P3"/><text:p text:style-name="P2">quickdev</text:p><text:p text:style-name="P4">037</text:p><text:p text:style-name="P2"><text:s text:c="5"/>ok</text:p><text:p text:style-name="P1"><text:span text:style-name="T2"><text:s text:c="5"/>ok</text:span>05</text:p></draw:text-box></draw:frame><draw:frame draw:style-name="fr1" draw:name="Rahmen110" text:anchor-type="as-char" svg:width="0.7cm" svg:height="0.7cm" draw:z-index="37"><draw:text-box><text:p text:style-name="P3"/><text:p text:style-name="P2">quickdev</text:p><text:p text:style-name="P4">038</text:p><text:p text:style-name="P2"><text:s text:c="5"/>ok</text:p></draw:text-box></draw:frame><draw:frame draw:style-name="fr1" draw:name="Rahmen111" text:anchor-type="as-char" svg:width="0.7cm" svg:height="0.7cm" draw:z-index="38"><draw:text-box><text:p text:style-name="P3"/><text:p text:style-name="P2">quickdev</text:p><text:p text:style-name="P4">039</text:p><text:p text:style-name="P2"><text:s text:c="5"/>ok</text:p></draw:text-box></draw:frame><draw:frame draw:style-name="fr1" draw:name="Rahmen112" text:anchor-type="as-char" svg:width="0.7cm" svg:height="0.7cm" draw:z-index="39"><draw:text-box><text:p text:style-name="P3"/><text:p text:style-name="P2">quickdev</text:p><text:p text:style-name="P4">040</text:p><text:p text:style-name="P2"><text:s text:c="5"/>ok</text:p></draw:text-box></draw:frame><draw:frame draw:style-name="fr1" draw:name="Rahmen1" text:anchor-type="as-char" svg:width="0.7cm" svg:height="0.7cm" draw:z-index="40"><draw:text-box><text:p text:style-name="P3"/><text:p text:style-name="P2">quickdev</text:p><text:p text:style-name="P4">001</text:p><text:p text:style-name="P2"><text:s text:c="5"/>ok</text:p></draw:text-box></draw:frame><draw:frame draw:style-name="fr1" draw:name="Rahmen2" text:anchor-type="as-char" svg:width="0.7cm" svg:height="0.7cm" draw:z-index="41"><draw:text-box><text:p text:style-name="P3"/><text:p text:style-name="P2">quickdev</text:p><text:p text:style-name="P4">002</text:p><text:p text:style-name="P2"><text:s text:c="5"/>ok</text:p></draw:text-box></draw:frame><draw:frame draw:style-name="fr1" draw:name="Rahmen3" text:anchor-type="as-char" svg:width="0.7cm" svg:height="0.7cm" draw:z-index="42"><draw:text-box><text:p text:style-name="P3"/><text:p text:style-name="P2">quickdev</text:p><text:p text:style-name="P4">003</text:p><text:p text:style-name="P2"><text:s text:c="5"/>ok</text:p></draw:text-box></draw:frame><draw:frame draw:style-name="fr1" draw:name="Rahmen4" text:anchor-type="as-char" svg:width="0.7cm" svg:height="0.7cm" draw:z-index="43"><draw:text-box><text:p text:style-name="P3"/><text:p text:style-name="P2">quickdev</text:p><text:p text:style-name="P4">004</text:p><text:p text:style-name="P2"><text:s text:c="5"/>ok</text:p></draw:text-box></draw:frame><draw:frame draw:style-name="fr1" draw:name="Rahmen5" text:anchor-type="as-char" svg:width="0.7cm" svg:height="0.7cm" draw:z-index="44"><draw:text-box><text:p text:style-name="P3"/><text:p text:style-name="P2">quickdev</text:p><text:p text:style-name="P4">005</text:p><text:p text:style-name="P2"><text:s text:c="5"/>ok</text:p><text:p text:style-name="P1"><text:span text:style-name="T2"><text:s text:c="5"/>ok</text:span>05</text:p></draw:text-box></draw:frame><draw:frame draw:style-name="fr1" draw:name="Rahmen6" text:anchor-type="as-char" svg:width="0.7cm" svg:height="0.7cm" draw:z-index="45"><draw:text-box><text:p text:style-name="P3"/><text:p text:style-name="P2">quickdev</text:p><text:p text:style-name="P4">006</text:p><text:p text:style-name="P2"><text:s text:c="5"/>ok</text:p></draw:text-box></draw:frame><draw:frame draw:style-name="fr1" draw:name="Rahmen7" text:anchor-type="as-char" svg:width="0.7cm" svg:height="0.7cm" draw:z-index="46"><draw:text-box><text:p text:style-name="P3"/><text:p text:style-name="P2">quickdev</text:p><text:p text:style-name="P4">007</text:p><text:p text:style-name="P2"><text:s text:c="5"/>ok</text:p></draw:text-box></draw:frame><draw:frame draw:style-name="fr1" draw:name="Rahmen8" text:anchor-type="as-char" svg:width="0.7cm" svg:height="0.7cm" draw:z-index="47"><draw:text-box><text:p text:style-name="P3"/><text:p text:style-name="P2">quickdev</text:p><text:p text:style-name="P4">008</text:p><text:p text:style-name="P2"><text:s text:c="5"/>ok</text:p></draw:text-box></draw:frame></text:p>
      <text:p text:style-name="Standard"><draw:frame draw:style-name="fr1" draw:name="Rahmen25" text:anchor-type="as-char" svg:width="0.7cm" svg:height="0.7cm" draw:z-index="56"><draw:text-box><text:p text:style-name="P3"/><text:p text:style-name="P2">quickdev</text:p><text:p text:style-name="P4">009</text:p><text:p text:style-name="P2"><text:s text:c="5"/>ok</text:p></draw:text-box></draw:frame><draw:frame draw:style-name="fr1" draw:name="Rahmen26" text:anchor-type="as-char" svg:width="0.7cm" svg:height="0.7cm" draw:z-index="57"><draw:text-box><text:p text:style-name="P3"/><text:p text:style-name="P2">quickdev</text:p><text:p text:style-name="P4">010</text:p><text:p text:style-name="P2"><text:s text:c="5"/>ok</text:p></draw:text-box></draw:frame><draw:frame draw:style-name="fr1" draw:name="Rahmen27" text:anchor-type="as-char" svg:width="0.7cm" svg:height="0.7cm" draw:z-index="58"><draw:text-box><text:p text:style-name="P3"/><text:p text:style-name="P2">quickdev</text:p><text:p text:style-name="P4">011</text:p><text:p text:style-name="P2"><text:s text:c="5"/>ok</text:p></draw:text-box></draw:frame><draw:frame draw:style-name="fr1" draw:name="Rahmen28" text:anchor-type="as-char" svg:width="0.7cm" svg:height="0.7cm" draw:z-index="59"><draw:text-box><text:p text:style-name="P3"/><text:p text:style-name="P2">quickdev</text:p><text:p text:style-name="P4">012</text:p><text:p text:style-name="P2"><text:s text:c="5"/>ok</text:p></draw:text-box></draw:frame><draw:frame draw:style-name="fr1" draw:name="Rahmen29" text:anchor-type="as-char" svg:width="0.7cm" svg:height="0.7cm" draw:z-index="60"><draw:text-box><text:p text:style-name="P3"/><text:p text:style-name="P2">quickdev</text:p><text:p text:style-name="P4">013</text:p><text:p text:style-name="P2"><text:s text:c="5"/>ok</text:p><text:p text:style-name="P1"><text:span text:style-name="T2"><text:s text:c="5"/>ok</text:span>05</text:p></draw:text-box></draw:frame><draw:frame draw:style-name="fr1" draw:name="Rahmen30" text:anchor-type="as-char" svg:width="0.7cm" svg:height="0.7cm" draw:z-index="61"><draw:text-box><text:p text:style-name="P3"/><text:p text:style-name="P2">quickdev</text:p><text:p text:style-name="P4">014</text:p><text:p text:style-name="P2"><text:s text:c="5"/>ok</text:p></draw:text-box></draw:frame><draw:frame draw:style-name="fr1" draw:name="Rahmen31" text:anchor-type="as-char" svg:width="0.7cm" svg:height="0.7cm" draw:z-index="62"><draw:text-box><text:p text:style-name="P3"/><text:p text:style-name="P2">quickdev</text:p><text:p text:style-name="P4">015</text:p><text:p text:style-name="P2"><text:s text:c="5"/>ok</text:p></draw:text-box></draw:frame><draw:frame draw:style-name="fr1" draw:name="Rahmen32" text:anchor-type="as-char" svg:width="0.7cm" svg:height="0.7cm" draw:z-index="63"><draw:text-box><text:p text:style-name="P3"/><text:p text:style-name="P2">quickdev</text:p><text:p text:style-name="P4">016</text:p><text:p text:style-name="P2"><text:s text:c="5"/>ok</text:p></draw:text-box></draw:frame></text:p>
      <text:p text:style-name="Standard"><draw:frame draw:style-name="fr1" draw:name="Rahmen33" text:anchor-type="as-char" svg:width="0.7cm" svg:height="0.7cm" draw:z-index="64"><draw:text-box><text:p text:style-name="P3"/><text:p text:style-name="P2">quickdev</text:p><text:p text:style-name="P4">017</text:p><text:p text:style-name="P2"><text:s text:c="5"/>ok</text:p></draw:text-box></draw:frame><draw:frame draw:style-name="fr1" draw:name="Rahmen34" text:anchor-type="as-char" svg:width="0.7cm" svg:height="0.7cm" draw:z-index="65"><draw:text-box><text:p text:style-name="P3"/><text:p text:style-name="P2">quickdev</text:p><text:p text:style-name="P4">018</text:p><text:p text:style-name="P2"><text:s text:c="5"/>ok</text:p></draw:text-box></draw:frame><draw:frame draw:style-name="fr1" draw:name="Rahmen35" text:anchor-type="as-char" svg:width="0.7cm" svg:height="0.7cm" draw:z-index="66"><draw:text-box><text:p text:style-name="P3"/><text:p text:style-name="P2">quickdev</text:p><text:p text:style-name="P4">019</text:p><text:p text:style-name="P2"><text:s text:c="5"/>ok</text:p></draw:text-box></draw:frame><draw:frame draw:style-name="fr1" draw:name="Rahmen36" text:anchor-type="as-char" svg:width="0.7cm" svg:height="0.7cm" draw:z-index="67"><draw:text-box><text:p text:style-name="P3"/><text:p text:style-name="P2">quickdev</text:p><text:p text:style-name="P4">020</text:p><text:p text:style-name="P2"><text:s text:c="5"/>ok</text:p></draw:text-box></draw:frame><draw:frame draw:style-name="fr1" draw:name="Rahmen37" text:anchor-type="as-char" svg:width="0.7cm" svg:height="0.7cm" draw:z-index="68"><draw:text-box><text:p text:style-name="P3"/><text:p text:style-name="P2">quickdev</text:p><text:p text:style-name="P4">021</text:p><text:p text:style-name="P2"><text:s text:c="5"/>ok</text:p><text:p text:style-name="P1"><text:span text:style-name="T2"><text:s text:c="5"/>ok</text:span>05</text:p></draw:text-box></draw:frame><draw:frame draw:style-name="fr1" draw:name="Rahmen38" text:anchor-type="as-char" svg:width="0.7cm" svg:height="0.7cm" draw:z-index="69"><draw:text-box><text:p text:style-name="P3"/><text:p text:style-name="P2">quickdev</text:p><text:p text:style-name="P4">022</text:p><text:p text:style-name="P2"><text:s text:c="5"/>ok</text:p></draw:text-box></draw:frame><draw:frame draw:style-name="fr1" draw:name="Rahmen39" text:anchor-type="as-char" svg:width="0.7cm" svg:height="0.7cm" draw:z-index="70"><draw:text-box><text:p text:style-name="P3"/><text:p text:style-name="P2">quickdev</text:p><text:p text:style-name="P4">023</text:p><text:p text:style-name="P2"><text:s text:c="5"/>ok</text:p></draw:text-box></draw:frame><draw:frame draw:style-name="fr1" draw:name="Rahmen40" text:anchor-type="as-char" svg:width="0.7cm" svg:height="0.7cm" draw:z-index="71"><draw:text-box><text:p text:style-name="P3"/><text:p text:style-name="P2">quickdev</text:p><text:p text:style-name="P4">024</text:p><text:p text:style-name="P2"><text:s text:c="5"/>ok</text:p></draw:text-box></draw:frame></text:p>
      <text:p text:style-name="Standard"><draw:frame draw:style-name="fr1" draw:name="Rahmen41" text:anchor-type="as-char" svg:width="0.7cm" svg:height="0.7cm" draw:z-index="72"><draw:text-box><text:p text:style-name="P3"/><text:p text:style-name="P2">quickdev</text:p><text:p text:style-name="P4">025</text:p><text:p text:style-name="P2"><text:s text:c="5"/>ok</text:p></draw:text-box></draw:frame><draw:frame draw:style-name="fr1" draw:name="Rahmen42" text:anchor-type="as-char" svg:width="0.7cm" svg:height="0.7cm" draw:z-index="73"><draw:text-box><text:p text:style-name="P3"/><text:p text:style-name="P2">quickdev</text:p><text:p text:style-name="P4">026</text:p><text:p text:style-name="P2"><text:s text:c="5"/>ok</text:p></draw:text-box></draw:frame><draw:frame draw:style-name="fr1" draw:name="Rahmen43" text:anchor-type="as-char" svg:width="0.7cm" svg:height="0.7cm" draw:z-index="74"><draw:text-box><text:p text:style-name="P3"/><text:p text:style-name="P2">quickdev</text:p><text:p text:style-name="P4">027</text:p><text:p text:style-name="P2"><text:s text:c="5"/>ok</text:p></draw:text-box></draw:frame><draw:frame draw:style-name="fr1" draw:name="Rahmen44" text:anchor-type="as-char" svg:width="0.7cm" svg:height="0.7cm" draw:z-index="75"><draw:text-box><text:p text:style-name="P3"/><text:p text:style-name="P2">quickdev</text:p><text:p text:style-name="P4">028</text:p><text:p text:style-name="P2"><text:s text:c="5"/>ok</text:p></draw:text-box></draw:frame><draw:frame draw:style-name="fr1" draw:name="Rahmen45" text:anchor-type="as-char" svg:width="0.7cm" svg:height="0.7cm" draw:z-index="76"><draw:text-box><text:p text:style-name="P3"/><text:p text:style-name="P2">quickdev</text:p><text:p text:style-name="P4">029</text:p><text:p text:style-name="P2"><text:s text:c="5"/>ok</text:p><text:p text:style-name="P1"><text:span text:style-name="T2"><text:s text:c="5"/>ok</text:span>05</text:p></draw:text-box></draw:frame><draw:frame draw:style-name="fr1" draw:name="Rahmen46" text:anchor-type="as-char" svg:width="0.7cm" svg:height="0.7cm" draw:z-index="77"><draw:text-box><text:p text:style-name="P3"/><text:p text:style-name="P2">quickdev</text:p><text:p text:style-name="P4">030</text:p><text:p text:style-name="P2"><text:s text:c="5"/>ok</text:p></draw:text-box></draw:frame><draw:frame draw:style-name="fr1" draw:name="Rahmen47" text:anchor-type="as-char" svg:width="0.7cm" svg:height="0.7cm" draw:z-index="78"><draw:text-box><text:p text:style-name="P3"/><text:p text:style-name="P2">quickdev</text:p><text:p text:style-name="P4">031</text:p><text:p text:style-name="P2"><text:s text:c="5"/>ok</text:p></draw:text-box></draw:frame><draw:frame draw:style-name="fr1" draw:name="Rahmen48" text:anchor-type="as-char" svg:width="0.7cm" svg:height="0.7cm" draw:z-index="79"><draw:text-box><text:p text:style-name="P3"/><text:p text:style-name="P2">quickdev</text:p><text:p text:style-name="P4">032</text:p><text:p text:style-name="P2"><text:s text:c="5"/>ok</text:p></draw:text-box></draw:frame></text:p>
      <text:p text:style-name="Standard"><draw:frame draw:style-name="fr1" draw:name="Rahmen17" text:anchor-type="as-char" svg:width="0.7cm" svg:height="0.7cm" draw:z-index="48"><draw:text-box><text:p text:style-name="P3"/><text:p text:style-name="P2">quickdev</text:p><text:p text:style-name="P4">033</text:p><text:p text:style-name="P2"><text:s text:c="5"/>ok</text:p></draw:text-box></draw:frame><draw:frame draw:style-name="fr1" draw:name="Rahmen18" text:anchor-type="as-char" svg:width="0.7cm" svg:height="0.7cm" draw:z-index="49"><draw:text-box><text:p text:style-name="P3"/><text:p text:style-name="P2">quickdev</text:p><text:p text:style-name="P4">034</text:p><text:p text:style-name="P2"><text:s text:c="5"/>ok</text:p></draw:text-box></draw:frame><draw:frame draw:style-name="fr1" draw:name="Rahmen19" text:anchor-type="as-char" svg:width="0.7cm" svg:height="0.7cm" draw:z-index="50"><draw:text-box><text:p text:style-name="P3"/><text:p text:style-name="P2">quickdev</text:p><text:p text:style-name="P4">035</text:p><text:p text:style-name="P2"><text:s text:c="5"/>ok</text:p></draw:text-box></draw:frame><draw:frame draw:style-name="fr1" draw:name="Rahmen20" text:anchor-type="as-char" svg:width="0.7cm" svg:height="0.7cm" draw:z-index="51"><draw:text-box><text:p text:style-name="P3"/><text:p text:style-name="P2">quickdev</text:p><text:p text:style-name="P4">036</text:p><text:p text:style-name="P2"><text:s text:c="5"/>ok</text:p></draw:text-box></draw:frame><draw:frame draw:style-name="fr1" draw:name="Rahmen21" text:anchor-type="as-char" svg:width="0.7cm" svg:height="0.7cm" draw:z-index="52"><draw:text-box><text:p text:style-name="P3"/><text:p text:style-name="P2">quickdev</text:p><text:p text:style-name="P4">037</text:p><text:p text:style-name="P2"><text:s text:c="5"/>ok</text:p><text:p text:style-name="P1"><text:span text:style-name="T2"><text:s text:c="5"/>ok</text:span>05</text:p></draw:text-box></draw:frame><draw:frame draw:style-name="fr1" draw:name="Rahmen22" text:anchor-type="as-char" svg:width="0.7cm" svg:height="0.7cm" draw:z-index="53"><draw:text-box><text:p text:style-name="P3"/><text:p text:style-name="P2">quickdev</text:p><text:p text:style-name="P4">038</text:p><text:p text:style-name="P2"><text:s text:c="5"/>ok</text:p></draw:text-box></draw:frame><draw:frame draw:style-name="fr1" draw:name="Rahmen23" text:anchor-type="as-char" svg:width="0.7cm" svg:height="0.7cm" draw:z-index="54"><draw:text-box><text:p text:style-name="P3"/><text:p text:style-name="P2">quickdev</text:p><text:p text:style-name="P4">039</text:p><text:p text:style-name="P2"><text:s text:c="5"/>ok</text:p></draw:text-box></draw:frame><draw:frame draw:style-name="fr1" draw:name="Rahmen24" text:anchor-type="as-char" svg:width="0.7cm" svg:height="0.7cm" draw:z-index="55"><draw:text-box><text:p text:style-name="P3"/><text:p text:style-name="P2">quickdev</text:p><text:p text:style-name="P4">040</text:p><text:p text:style-name="P2"><text:s text:c="5"/>o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0.7cm" svg:height="0.7cm" text:anchor-type="as-char" svg:y="0cm" fo:margin-left="0cm" fo:margin-right="0.229cm" fo:margin-top="0cm" fo:margin-bottom="0.25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677cm" fo:page-height="11.998cm" style:num-format="" style:paper-tray-name="Selected by Paper Select Key" style:print-orientation="portrait" fo:margin-top="1.499cm" fo:margin-bottom="0.019cm" fo:margin-left="1.199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23:14:45</meta:creation-date>
    <meta:print-date>2009-09-15T23:33:45</meta:print-date>
    <meta:document-statistic meta:table-count="0" meta:image-count="0" meta:object-count="0" meta:page-count="1" meta:paragraph-count="259" meta:word-count="250" meta:character-count="1610"/>
    <dc:date>2009-09-16T01:02:51</dc:date>
    <meta:editing-duration>PT01H29M17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